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TablePreview1.svm" manifest:media-type=""/>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2.814cm" fo:min-width="0cm"/>
      <style:paragraph-properties style:writing-mode="lr-tb"/>
    </style:style>
    <style:style style:name="gr3" style:family="graphic">
      <style:graphic-properties style:protect="size"/>
    </style:style>
    <style:style style:name="gr4"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5"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6"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7"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8"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9"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0"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1"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stroke="none" draw:fill="none" fo:min-height="1.069cm"/>
    </style:style>
    <style:style style:name="gr15"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6"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7"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8"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pr1" style:family="presentation" style:parent-style-name="Title-title">
      <style:graphic-properties draw:auto-grow-height="true" fo:min-height="5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_20_of_20_Content-title">
      <style:graphic-properties fo:min-height="1.813cm"/>
      <style:paragraph-properties style:writing-mode="lr-tb"/>
    </style:style>
    <style:style style:name="pr4" style:family="presentation" style:parent-style-name="Title_20_of_20_Content-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4cm"/>
      <style:paragraph-properties style:writing-mode="lr-tb"/>
    </style:style>
    <style:style style:name="pr6" style:family="presentation" style:parent-style-name="Title_20_of_20_Content-outline1">
      <style:graphic-properties fo:min-height="11.75cm"/>
      <style:paragraph-properties style:writing-mode="lr-tb"/>
    </style:style>
    <style:style style:name="pr7" style:family="presentation" style:parent-style-name="Title_20_of_20_Content-notes">
      <style:graphic-properties draw:fill-color="#ffffff" fo:min-height="13.364cm"/>
      <style:paragraph-properties style:writing-mode="lr-tb"/>
    </style:style>
    <style:style style:name="pr8" style:family="presentation" style:parent-style-name="Topic_20_title_20_3-title">
      <style:graphic-properties fo:min-height="2.629cm"/>
      <style:paragraph-properties style:writing-mode="lr-tb"/>
    </style:style>
    <style:style style:name="pr9" style:family="presentation" style:parent-style-name="Topic_20_title_20_3-notes">
      <style:graphic-properties draw:fill-color="#ffffff" draw:auto-grow-height="true" fo:min-height="13.364cm"/>
      <style:paragraph-properties style:writing-mode="lr-tb"/>
    </style:style>
    <style:style style:name="pr10" style:family="presentation" style:parent-style-name="Greetings-title">
      <style:graphic-properties draw:auto-grow-height="true" fo:min-height="2.629cm"/>
      <style:paragraph-properties style:writing-mode="lr-tb"/>
    </style:style>
    <style:style style:name="pr11" style:family="presentation" style:parent-style-name="Greetings-notes">
      <style:graphic-properties draw:fill-color="#ffffff" draw:auto-grow-height="true" fo:min-height="13.364cm"/>
      <style:paragraph-properties style:writing-mode="lr-tb"/>
    </style:style>
    <style:style style:name="co1" style:family="table-column">
      <style:table-column-properties style:column-width="5.468cm" style:use-optimal-column-width="false"/>
    </style:style>
    <style:style style:name="co2" style:family="table-column">
      <style:table-column-properties style:column-width="3.627cm" style:use-optimal-column-width="false"/>
    </style:style>
    <style:style style:name="co3" style:family="table-column">
      <style:table-column-properties style:column-width="5.329cm" style:use-optimal-column-width="false"/>
    </style:style>
    <style:style style:name="co4" style:family="table-column">
      <style:table-column-properties style:column-width="4.478cm" style:use-optimal-column-width="false"/>
    </style:style>
    <style:style style:name="co5" style:family="table-column">
      <style:table-column-properties style:column-width="4.487cm" style:use-optimal-column-width="false"/>
    </style:style>
    <style:style style:name="ro1" style:family="table-row">
      <style:table-row-properties style:row-height="0.998cm" style:use-optimal-row-height="false"/>
    </style:style>
    <style:style style:name="ro2" style:family="table-row">
      <style:table-row-properties style:row-height="0.988cm" style:use-optimal-row-height="false"/>
    </style:style>
    <style:style style:name="ro3" style:family="table-row">
      <style:table-row-properties style:row-height="1.683cm" style:use-optimal-row-height="false"/>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language="zxx" fo:country="none"/>
    </style:style>
    <style:style style:name="P3" style:family="paragraph">
      <style:paragraph-properties fo:text-align="start"/>
    </style:style>
    <style:style style:name="P4"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5" style:family="paragraph">
      <style:text-properties fo:font-size="32pt"/>
    </style:style>
    <style:style style:name="P6" style:family="paragraph">
      <loext:graphic-properties draw:fill="none" draw:fill-color="#ffffff"/>
      <style:text-properties fo:font-size="32pt"/>
    </style:style>
    <style:style style:name="P7" style:family="paragraph">
      <loext:graphic-properties draw:fill-color="#ffffff"/>
      <style:paragraph-properties style:writing-mode="lr-tb"/>
    </style:style>
    <style:style style:name="P8" style:family="paragraph">
      <style:paragraph-properties fo:text-align="center" style:writing-mode="lr-tb"/>
    </style:style>
    <style:style style:name="P9"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0" style:family="paragraph">
      <style:paragraph-properties fo:text-align="center"/>
      <style:text-properties style:font-name="Noto Sans1"/>
    </style:style>
    <style:style style:name="P11" style:family="paragraph">
      <loext:graphic-properties draw:fill="solid" draw:fill-color="#60c4e4"/>
      <style:paragraph-properties fo:text-align="center" style:writing-mode="lr-tb"/>
      <style:text-properties style:font-name="Noto Sans1"/>
    </style:style>
    <style:style style:name="P12"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3"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14" style:family="paragraph">
      <loext:graphic-properties draw:fill="solid" draw:fill-color="#e54b87"/>
      <style:paragraph-properties fo:text-align="center"/>
      <style:text-properties style:font-name="Noto Sans1"/>
    </style:style>
    <style:style style:name="P15"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16" style:family="paragraph">
      <loext:graphic-properties draw:fill="solid" draw:fill-color="#f8b621"/>
      <style:paragraph-properties fo:text-align="center"/>
      <style:text-properties style:font-name="Noto Sans1"/>
    </style:style>
    <style:style style:name="P17" style:family="paragraph">
      <style:paragraph-properties fo:text-align="end"/>
    </style:style>
    <style:style style:name="P18" style:family="paragraph">
      <style:paragraph-properties fo:text-align="end" style:writing-mode="lr-tb"/>
      <style:text-properties fo:color="#60c4e4" loext:opacity="100%" style:font-name="Noto Sans1" fo:font-size="24pt" fo:font-weight="bold" style:font-size-asian="24pt" style:font-size-complex="24pt"/>
    </style:style>
    <style:style style:name="P19"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20"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21" style:family="paragraph">
      <loext:graphic-properties draw:fill-color="#ffffff"/>
    </style:style>
    <style:style style:name="P22" style:family="paragraph">
      <loext:graphic-properties draw:fill="none" draw:fill-color="#ffffff"/>
    </style:style>
    <style:style style:name="P23" style:family="paragraph">
      <style:paragraph-properties style:writing-mode="lr-tb"/>
    </style:style>
    <style:style style:name="P24" style:family="paragraph">
      <loext:graphic-properties draw:fill="none"/>
      <style:paragraph-properties style:writing-mode="lr-tb"/>
    </style:style>
    <style:style style:name="P25" style:family="paragraph">
      <style:paragraph-properties style:writing-mode="lr-tb"/>
      <style:text-properties style:font-name="Noto Sans1"/>
    </style:style>
    <style:style style:name="P26" style:family="paragraph">
      <loext:graphic-properties draw:fill="solid" draw:fill-color="#e54b87"/>
      <style:paragraph-properties fo:text-align="center"/>
    </style:style>
    <style:style style:name="P27" style:family="paragraph">
      <loext:graphic-properties draw:fill="solid" draw:fill-color="#f8b621"/>
      <style:paragraph-properties fo:text-align="center"/>
    </style:style>
    <style:style style:name="P28" style:family="paragraph">
      <loext:graphic-properties draw:fill="solid" draw:fill-color="#7f59ae"/>
      <style:paragraph-properties fo:text-align="center"/>
    </style:style>
    <style:style style:name="P29" style:family="paragraph">
      <loext:graphic-properties draw:fill="solid" draw:fill-color="#60c4e4"/>
      <style:paragraph-properties fo:text-align="center"/>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3" style:family="text">
      <style:text-properties fo:color="#ffffff" loext:opacity="100%" style:font-name="Noto Sans1" fo:font-size="18pt" fo:font-weight="bold" style:font-size-asian="18pt" style:font-weight-asian="bold" style:font-size-complex="18pt" style:font-weight-complex="bold"/>
    </style:style>
    <style:style style:name="T4" style:family="text">
      <style:text-properties fo:color="#7f59ae" loext:opacity="100%" style:font-name="Noto Sans1" fo:font-size="28pt" fo:font-weight="bold" style:font-size-asian="22pt" style:font-weight-asian="bold" style:font-size-complex="22pt" style:font-weight-complex="bold"/>
    </style:style>
    <style:style style:name="T5" style:family="text">
      <style:text-properties fo:color="#ffffff" loext:opacity="100%" style:font-name="Noto Sans1" fo:font-weight="bold" style:font-weight-asian="bold" style:font-weight-complex="bold"/>
    </style:style>
    <style:style style:name="T6" style:family="text">
      <style:text-properties style:font-name="Noto Sans1" fo:font-size="18pt" fo:font-weight="bold" style:font-size-asian="18pt" style:font-weight-asian="bold" style:font-size-complex="18pt" style:font-weight-complex="bold"/>
    </style:style>
    <style:style style:name="T7" style:family="text">
      <style:text-properties fo:color="#60c4e4" loext:opacity="100%" style:font-name="Noto Sans1" fo:font-size="22pt" fo:font-weight="bold" style:font-size-asian="22pt" style:font-size-complex="22pt"/>
    </style:style>
    <style:style style:name="T8" style:family="text">
      <style:text-properties fo:color="#e54b89" loext:opacity="100%" style:font-name="Noto Sans1" fo:font-size="22pt" fo:font-weight="bold" style:font-size-asian="22pt" style:font-weight-asian="bold" style:font-size-complex="22pt" style:font-weight-complex="bold"/>
    </style:style>
    <style:style style:name="T9" style:family="text">
      <style:text-properties fo:color="#f8b622" loext:opacity="100%" style:font-name="Noto Sans1" fo:font-size="22pt" fo:language="fr" fo:country="FR" fo:font-weight="bold" style:font-size-asian="22pt" style:font-weight-asian="bold" style:font-size-complex="22pt" style:font-weight-complex="bold"/>
    </style:style>
    <style:style style:name="T10" style:family="text">
      <style:text-properties fo:language="fr" fo:country="FR"/>
    </style:style>
    <style:style style:name="T11"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3.098cm" svg:y="14.126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Tec</text:span><text:span text:style-name="T1">h4c</text:span><text:span text:style-name="T1">had</text:span></text:p>
        </draw:polygon>
        <draw:frame presentation:style-name="pr1" draw:text-style-name="P4" draw:layer="layout" svg:width="14.5cm" svg:height="5cm" svg:x="7cm" svg:y="0.5cm" presentation:class="title" presentation:user-transformed="true">
          <draw:text-box>
            <text:p text:style-name="P3"><text:span text:style-name="T2">Groupe 1</text:span></text:p>
          </draw:text-box>
        </draw:frame>
        <draw:frame draw:style-name="gr2" draw:text-style-name="P6" draw:layer="layout" svg:width="11cm" svg:height="3.064cm" svg:x="1.5cm" svg:y="6.5cm">
          <draw:text-box>
            <text:p text:style-name="P5">MÉTHODE MERISE</text:p>
          </draw:text-box>
        </draw:frame>
        <presentation:notes draw:style-name="dp2">
          <draw:page-thumbnail draw:style-name="gr3"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4" draw:text-style-name="P9"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8"><text:span text:style-name="T3">1</text:span></text:p>
          </draw:polygon>
          <draw:line draw:style-name="gr5" draw:text-style-name="P10" draw:layer="layout" svg:x1="10.144cm" svg:y1="5.916cm" svg:x2="18.536cm" svg:y2="5.916cm">
            <text:p/>
          </draw:line>
          <draw:polygon draw:style-name="gr6" draw:text-style-name="P11"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3" draw:text-style-name="P12" draw:layer="layout" svg:width="6.669cm" svg:height="1.813cm" svg:x="14.032cm" svg:y="1.437cm" presentation:class="title" presentation:user-transformed="true">
          <draw:text-box>
            <text:p text:style-name="P3"><text:span text:style-name="T4">Sommaire</text:span></text:p>
          </draw:text-box>
        </draw:frame>
        <draw:g>
          <draw:polygon draw:style-name="gr7" draw:text-style-name="P13"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5">2</text:span></text:p>
          </draw:polygon>
          <draw:line draw:style-name="gr8" draw:text-style-name="P10" draw:layer="layout" svg:x1="21.383cm" svg:y1="8.66cm" svg:x2="12.992cm" svg:y2="8.66cm">
            <text:p/>
          </draw:line>
          <draw:polygon draw:style-name="gr9" draw:text-style-name="P14"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0" draw:text-style-name="P15"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8"><text:span text:style-name="T6">3</text:span></text:p>
          </draw:polygon>
          <draw:line draw:style-name="gr11" draw:text-style-name="P10" draw:layer="layout" svg:x1="9.973cm" svg:y1="11.39cm" svg:x2="18.365cm" svg:y2="11.39cm">
            <text:p/>
          </draw:line>
          <draw:polygon draw:style-name="gr12" draw:text-style-name="P16"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frame presentation:style-name="pr3" draw:text-style-name="P18" draw:layer="layout" svg:width="8.718cm" svg:height="1.813cm" svg:x="9cm" svg:y="4.248cm" presentation:class="title" presentation:user-transformed="true">
          <draw:text-box>
            <text:p text:style-name="P17"><text:span text:style-name="T7">Définition </text:span></text:p>
          </draw:text-box>
        </draw:frame>
        <draw:frame presentation:style-name="pr3" draw:text-style-name="P19" draw:layer="layout" svg:width="7.757cm" svg:height="1.813cm" svg:x="14.232cm" svg:y="6.806cm" presentation:class="title" presentation:user-transformed="true">
          <draw:text-box>
            <text:p text:style-name="P3"><text:span text:style-name="T8">Fonctionneme</text:span><text:span text:style-name="T8">nt de merise et </text:span><text:span text:style-name="T8">SI</text:span></text:p>
          </draw:text-box>
        </draw:frame>
        <draw:frame presentation:style-name="pr3" draw:text-style-name="P20" draw:layer="layout" svg:width="7.756cm" svg:height="1.813cm" svg:x="9.962cm" svg:y="9.703cm" presentation:class="title" presentation:user-transformed="true">
          <draw:text-box>
            <text:p text:style-name="P17"><text:span text:style-name="T9">M</text:span><text:span text:style-name="T9">o</text:span><text:span text:style-name="T9">d</text:span><text:span text:style-name="T9">è</text:span><text:span text:style-name="T9">l</text:span><text:span text:style-name="T9">e</text:span></text:p>
          </draw:text-box>
        </draw:frame>
        <presentation:notes draw:style-name="dp2">
          <draw:page-thumbnail draw:style-name="gr3" draw:layer="layout" svg:width="0.001cm" svg:height="0.001cm" svg:x="0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Title_20_of_20_Content" presentation:presentation-page-layout-name="AL2T1">
        <draw:frame presentation:style-name="pr5" draw:layer="layout" svg:width="27cm" svg:height="1.814cm" svg:x="0.5cm" svg:y="0.723cm" presentation:class="title">
          <draw:text-box>
            <text:p>MERISE</text:p>
          </draw:text-box>
        </draw:frame>
        <draw:frame presentation:style-name="pr6" draw:layer="layout" svg:width="26cm" svg:height="4.482cm" svg:x="1.5cm" svg:y="5.131cm" presentation:class="outline" presentation:user-transformed="true">
          <draw:text-box>
            <text:list text:style-name="L2">
              <text:list-item>
                <text:p>Méthode d'analyse et de conception des systèmes <text:s/>informatique pour les entreprises.</text:p>
              </text:list-item>
            </text:list>
          </draw:text-box>
        </draw:frame>
        <presentation:notes draw:style-name="dp2">
          <draw:page-thumbnail draw:style-name="gr3" draw:layer="layout" svg:width="0.001cm" svg:height="0.001cm" svg:x="0cm" svg:y="2.257cm" draw:page-number="3" presentation:class="page"/>
          <draw:frame presentation:style-name="pr7" draw:text-style-name="P21" draw:layer="layout" svg:width="16.799cm" svg:height="13.364cm" svg:x="2.1cm" svg:y="14.107cm" presentation:class="notes" presentation:placeholder="true">
            <draw:text-box/>
          </draw:frame>
        </presentation:notes>
      </draw:page>
      <draw:page draw:name="page4" draw:style-name="dp1" draw:master-page-name="Title_20_of_20_Content" presentation:presentation-page-layout-name="AL2T1">
        <draw:frame presentation:style-name="pr5" draw:layer="layout" svg:width="27cm" svg:height="1.814cm" svg:x="0.5cm" svg:y="0.723cm" presentation:class="title">
          <draw:text-box>
            <text:p>Fonctionnement de merise</text:p>
          </draw:text-box>
        </draw:frame>
        <draw:frame presentation:style-name="pr6" draw:layer="layout" svg:width="26cm" svg:height="12cm" svg:x="1.5cm" svg:y="3.818cm" presentation:class="outline" presentation:user-transformed="true">
          <draw:text-box>
            <text:list text:style-name="L2">
              <text:list-header>
                <text:p>Elle fonctionne avec deux grandes étapes</text:p>
                <text:p>- analyse des données d’une entreprise,</text:p>
                <text:p>-conception d’un système informatique(programmes informatiques selon le fonctionnement de l’entreprise.)</text:p>
              </text:list-header>
            </text:list>
          </draw:text-box>
        </draw:frame>
        <presentation:notes draw:style-name="dp2">
          <draw:page-thumbnail draw:style-name="gr3" draw:layer="layout" svg:width="0.001cm" svg:height="0.001cm" svg:x="0cm" svg:y="2.257cm" draw:page-number="4" presentation:class="page"/>
          <draw:frame presentation:style-name="pr7" draw:text-style-name="P21" draw:layer="layout" svg:width="16.799cm" svg:height="13.364cm" svg:x="2.1cm" svg:y="14.107cm" presentation:class="notes" presentation:placeholder="true">
            <draw:text-box/>
          </draw:frame>
        </presentation:notes>
      </draw:page>
      <draw:page draw:name="page5" draw:style-name="dp1" draw:master-page-name="Title_20_of_20_Content" presentation:presentation-page-layout-name="AL2T1">
        <draw:frame presentation:style-name="pr6" draw:layer="layout" svg:width="26cm" svg:height="12cm" svg:x="0.9cm" svg:y="2.918cm" presentation:class="outline" presentation:user-transformed="true">
          <draw:text-box>
            <text:list text:style-name="L2">
              <text:list-header>
                <text:p>La méthode merise a mis sur pied trois sous systèmes pour le fonctionnement des entreprises à savoir :</text:p>
              </text:list-header>
              <text:list-item>
                <text:p>Le système de pilotage ;</text:p>
              </text:list-item>
              <text:list-item>
                <text:p>Le système d’information ;</text:p>
              </text:list-item>
              <text:list-item>
                <text:p>Le système opérant ou opérationnel <text:s/></text:p>
              </text:list-item>
            </text:list>
          </draw:text-box>
        </draw:frame>
        <presentation:notes draw:style-name="dp2">
          <draw:page-thumbnail draw:style-name="gr3" draw:layer="layout" svg:width="0.001cm" svg:height="0.001cm" svg:x="0cm" svg:y="2.257cm" draw:page-number="5" presentation:class="page"/>
          <draw:frame presentation:style-name="pr7" draw:text-style-name="P21" draw:layer="layout" svg:width="16.799cm" svg:height="13.364cm" svg:x="2.1cm" svg:y="14.107cm" presentation:class="notes" presentation:placeholder="true">
            <draw:text-box/>
          </draw:frame>
        </presentation:notes>
      </draw:page>
      <draw:page draw:name="page6" draw:style-name="dp1" draw:master-page-name="Title_20_of_20_Content" presentation:presentation-page-layout-name="AL2T1">
        <draw:frame presentation:style-name="pr5" draw:layer="layout" svg:width="27cm" svg:height="1.814cm" svg:x="0.5cm" svg:y="0.723cm" presentation:class="title">
          <draw:text-box>
            <text:p>SI:système d’information</text:p>
          </draw:text-box>
        </draw:frame>
        <draw:frame presentation:style-name="pr6" draw:layer="layout" svg:width="26cm" svg:height="12cm" svg:x="1cm" svg:y="3.218cm" presentation:class="outline" presentation:user-transformed="true">
          <draw:text-box>
            <text:list text:style-name="L2">
              <text:list-item>
                <text:p>Il regorge 4 fonction de base :</text:p>
                <text:p>-génération des informations ;</text:p>
                <text:p>-mémorisation des informations ;</text:p>
                <text:p>- communication et diffusion <text:s/>des informations ;</text:p>
                <text:p>-exécution et le traitement des informations</text:p>
              </text:list-item>
            </text:list>
          </draw:text-box>
        </draw:frame>
        <presentation:notes draw:style-name="dp2">
          <draw:page-thumbnail draw:style-name="gr3" draw:layer="layout" svg:width="0.001cm" svg:height="0.001cm" svg:x="0cm" svg:y="2.257cm" draw:page-number="6" presentation:class="page"/>
          <draw:frame presentation:style-name="pr7" draw:text-style-name="P21" draw:layer="layout" svg:width="16.799cm" svg:height="13.364cm" svg:x="2.1cm" svg:y="14.107cm" presentation:class="notes" presentation:placeholder="true">
            <draw:text-box/>
          </draw:frame>
        </presentation:notes>
      </draw:page>
      <draw:page draw:name="page7" draw:style-name="dp1" draw:master-page-name="Title_20_of_20_Content" presentation:presentation-page-layout-name="AL2T1">
        <draw:frame draw:style-name="gr13" draw:text-style-name="P22" draw:layer="layout" svg:width="21.821cm" svg:height="9.095cm" svg:x="4.7cm" svg:y="1.1cm">
          <draw:text-box>
            <text:p>Il existe 4 niveaux de système d’information :</text:p>
            <text:p/>
            <text:p>-niveau conceptuel:choix de gestion de l’entreprise, et définition </text:p>
            <text:p>des informations et activités.</text:p>
            <text:p/>
            <text:p>- niveau organisationnel :organisation de l’entreprise, et définition </text:p>
            <text:p>des ressources humaines et des affectations.</text:p>
            <text:p/>
            <text:p>-niveau logique : concerne les logiciels(système informatique.)</text:p>
            <text:p/>
            <text:p>-niveau physique: aspects techniques et ressources effectives,</text:p>
            <text:p>Implémentation des informations dans le système informatique </text:p>
          </draw:text-box>
        </draw:frame>
        <presentation:notes draw:style-name="dp2">
          <draw:page-thumbnail draw:style-name="gr3" draw:layer="layout" svg:width="0.001cm" svg:height="0.001cm" svg:x="0cm" svg:y="2.257cm" draw:page-number="7" presentation:class="page"/>
          <draw:frame presentation:style-name="pr7" draw:text-style-name="P21" draw:layer="layout" svg:width="16.799cm" svg:height="13.364cm" svg:x="2.1cm" svg:y="14.107cm" presentation:class="notes" presentation:placeholder="true">
            <draw:text-box/>
          </draw:frame>
        </presentation:notes>
      </draw:page>
      <draw:page draw:name="page8" draw:style-name="dp1" draw:master-page-name="Topic_20_title_20_3" presentation:presentation-page-layout-name="AL2T1">
        <draw:frame presentation:style-name="pr8" draw:text-style-name="P23" draw:layer="layout" svg:width="25.199cm" svg:height="2.629cm" svg:x="1.5cm" svg:y="1.5cm" presentation:class="title" presentation:user-transformed="true">
          <draw:text-box>
            <text:p>Modèle utilisé par merise</text:p>
          </draw:text-box>
        </draw:frame>
        <draw:frame draw:style-name="standard" draw:layer="layout" svg:width="23.388cm" svg:height="6.632cm" svg:x="2cm" svg:y="5.1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able:number-columns-spanned="3">
                <text:p><text:s text:c="23"/>3 <text:span text:style-name="T10">découpages</text:span></text:p>
              </table:table-cell>
              <table:covered-table-cell/>
              <table:covered-table-cell/>
              <table:table-cell table:number-columns-spanned="2" table:number-rows-spanned="2"/>
              <table:covered-table-cell/>
            </table:table-row>
            <table:table-row table:style-name="ro2" table:default-cell-style-name="gray2">
              <table:table-cell>
                <text:p>traitement</text:p>
              </table:table-cell>
              <table:table-cell>
                <text:p>Données</text:p>
              </table:table-cell>
              <table:table-cell>
                <text:p>communication</text:p>
              </table:table-cell>
              <table:covered-table-cell/>
              <table:covered-table-cell/>
            </table:table-row>
            <table:table-row table:style-name="ro2" table:default-cell-style-name="gray1">
              <table:table-cell>
                <text:p>MCT</text:p>
              </table:table-cell>
              <table:table-cell>
                <text:p>MCD</text:p>
              </table:table-cell>
              <table:table-cell>
                <text:p>MCC</text:p>
              </table:table-cell>
              <table:table-cell>
                <text:p>conceptuel</text:p>
              </table:table-cell>
              <table:table-cell table:number-rows-spanned="4">
                <text:p/>
                <text:p/>
                <text:p>4 niveaux</text:p>
              </table:table-cell>
            </table:table-row>
            <table:table-row table:style-name="ro3" table:default-cell-style-name="gray2">
              <table:table-cell>
                <text:p>MOT</text:p>
              </table:table-cell>
              <table:table-cell>
                <text:p>MOD</text:p>
              </table:table-cell>
              <table:table-cell>
                <text:p>MOC</text:p>
              </table:table-cell>
              <table:table-cell>
                <text:p>organisationnel</text:p>
              </table:table-cell>
              <table:covered-table-cell/>
            </table:table-row>
            <table:table-row table:style-name="ro2" table:default-cell-style-name="gray1">
              <table:table-cell>
                <text:p>MLT</text:p>
              </table:table-cell>
              <table:table-cell>
                <text:p>MLD</text:p>
              </table:table-cell>
              <table:table-cell>
                <text:p>MLC</text:p>
              </table:table-cell>
              <table:table-cell>
                <text:p>logique</text:p>
              </table:table-cell>
              <table:covered-table-cell/>
            </table:table-row>
            <table:table-row table:style-name="ro2" table:default-cell-style-name="gray2">
              <table:table-cell>
                <text:p>MPT</text:p>
              </table:table-cell>
              <table:table-cell>
                <text:p>MPD</text:p>
              </table:table-cell>
              <table:table-cell>
                <text:p>MPC</text:p>
              </table:table-cell>
              <table:table-cell>
                <text:p>physique</text:p>
              </table:table-cell>
              <table:covered-table-cell/>
            </table:table-row>
          </table:table>
          <draw:image xlink:href="Pictures/TablePreview1.svm" xlink:type="simple" xlink:show="embed" xlink:actuate="onLoad"/>
        </draw:frame>
        <draw:frame draw:style-name="gr14" draw:text-style-name="P24" draw:layer="layout" svg:width="0.502cm" svg:height="1.319cm" svg:x="4.609cm" svg:y="5.778cm">
          <draw:text-box>
            <text:p/>
          </draw:text-box>
        </draw:frame>
        <presentation:notes draw:style-name="dp2">
          <draw:page-thumbnail draw:style-name="gr3" draw:layer="layout" svg:width="0.001cm" svg:height="0.001cm" svg:x="0cm" svg:y="2.257cm" draw:page-number="8" presentation:class="page"/>
          <draw:frame presentation:style-name="pr9" draw:text-style-name="P7" draw:layer="layout" svg:width="16.799cm" svg:height="13.364cm" svg:x="2.1cm" svg:y="14.107cm" presentation:class="notes" presentation:placeholder="true">
            <draw:text-box/>
          </draw:frame>
        </presentation:notes>
      </draw:page>
      <draw:page draw:name="page9" draw:style-name="dp1" draw:master-page-name="Greetings">
        <office:forms form:automatic-focus="false" form:apply-design-mode="false"/>
        <draw:frame presentation:style-name="pr10" draw:text-style-name="P25" draw:layer="layout" svg:width="25.199cm" svg:height="2.629cm" svg:x="1.602cm" svg:y="6.371cm" presentation:class="title" presentation:user-transformed="true">
          <draw:text-box>
            <text:p><text:span text:style-name="T11">THANK YOU</text:span></text:p>
          </draw:text-box>
        </draw:frame>
        <draw:g>
          <draw:path draw:style-name="gr15" draw:text-style-name="P2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6" draw:text-style-name="P2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7" draw:text-style-name="P2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8" draw:text-style-name="P2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19" draw:text-style-name="P2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2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2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2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1" draw:layer="layout" svg:width="6.485cm" svg:height="0cm" svg:x="16.463cm" svg:y="9.478cm" svg:viewBox="0 0 6486 0" svg:d="M0 0c2162 0 4324 0 6486 0">
            <text:p/>
          </draw:path>
          <draw:path draw:style-name="gr24" draw:text-style-name="P1" draw:layer="layout" svg:width="6.485cm" svg:height="0cm" svg:x="5.247cm" svg:y="9.478cm" svg:viewBox="0 0 6486 0" svg:d="M0 0c2162 0 4324 0 6486 0">
            <text:p/>
          </draw:path>
        </draw:g>
        <presentation:notes draw:style-name="dp2">
          <draw:page-thumbnail draw:style-name="gr3" draw:layer="layout" svg:width="0.001cm" svg:height="0.001cm" svg:x="0cm" svg:y="2.257cm" draw:page-number="9" presentation:class="page"/>
          <draw:frame presentation:style-name="pr1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2"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text-properties fo:font-size="15pt"/>
    </style:style>
    <style:style style:name="DNA-outline6" style:family="presentation" style:parent-style-name="DNA-outline5">
      <style:paragraph-properties fo:margin-left="0cm" fo:margin-right="0cm" fo:margin-top="0cm" fo:margin-bottom="0.074cm" fo:text-indent="0cm"/>
      <style:text-properties fo:font-size="15pt"/>
    </style:style>
    <style:style style:name="DNA-outline7" style:family="presentation" style:parent-style-name="DNA-outline6">
      <style:paragraph-properties fo:margin-left="0cm" fo:margin-right="0cm" fo:margin-top="0cm" fo:margin-bottom="0.074cm" fo:text-indent="0cm"/>
      <style:text-properties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standard">
      <style:graphic-properties draw:stroke="none" draw:fill="none" draw:fill-color="#ffffff" fo:min-height="8.884cm"/>
    </style:style>
    <style:style style:name="Mgr37" style:family="graphic" style:parent-style-name="standard">
      <style:graphic-properties draw:textarea-vertical-align="middle" draw:start-line-spacing-horizontal="0.25cm" draw:start-line-spacing-vertical="0.25cm" draw:end-line-spacing-horizontal="0.25cm" draw:end-line-spacing-vertical="0.25cm"/>
    </style:style>
    <style:style style:name="Mgr38" style:family="graphic" style:parent-style-name="standard">
      <style:graphic-properties draw:textarea-vertical-align="middle" draw:auto-grow-height="false" fo:min-height="0.354cm" fo:min-width="0.354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Standard-backgroundobjects">
      <style:graphic-properties draw:stroke="none" draw:fill="none" draw:fill-color="#ffffff" draw:auto-grow-height="false" fo:min-height="1.086cm"/>
      <style:paragraph-properties style:writing-mode="lr-tb"/>
    </style:style>
    <style:style style:name="Mpr33" style:family="presentation" style:parent-style-name="Standard-backgroundobjects">
      <style:graphic-properties draw:stroke="none" draw:fill="none" draw:fill-color="#ffffff" draw:auto-grow-height="false" fo:min-height="1.485cm"/>
      <style:paragraph-properties style:writing-mode="lr-tb"/>
    </style:style>
    <style:style style:name="Mpr3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DNA-backgroundobjects">
      <style:graphic-properties draw:stroke="none" draw:fill="none" draw:fill-color="#ffffff" draw:auto-grow-height="false" fo:min-height="1.338cm"/>
      <style:paragraph-properties style:writing-mode="lr-tb"/>
    </style:style>
    <style:style style:name="Mpr36" style:family="presentation" style:parent-style-name="DNA-backgroundobjects">
      <style:graphic-properties draw:stroke="none" draw:fill="none" draw:fill-color="#ffffff" draw:auto-grow-height="false" fo:min-height="1.485cm"/>
      <style:paragraph-properties style:writing-mode="lr-tb"/>
    </style:style>
    <style:style style:name="Mpr37"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P3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style:style style:name="MT5"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é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é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éro&gt;</text:page-number></text:span><text:span text:style-name="MT1"><text:s/></text:span></text:p>
          </draw:text-box>
        </draw:frame>
      </presentation:notes>
    </style:master-page>
    <style:master-page style:name="Standard" style:page-layout-name="PM1" draw:style-name="Mdp2">
      <draw:frame presentation:style-name="Standard-title" draw:layer="backgroundobjects" svg:width="25.199cm" svg:height="2.629cm" svg:x="1.4cm" svg:y="0.628cm" presentation:class="title" presentation:placeholder="true">
        <draw:text-box/>
      </draw:frame>
      <draw:frame draw:style-name="Mgr36" draw:text-style-name="MP31" draw:layer="backgroundobjects" svg:width="25.199cm" svg:height="9.134cm" svg:x="1.4cm" svg:y="3.685cm">
        <draw:text-box>
          <text:p/>
        </draw:text-box>
      </draw:frame>
      <draw:frame presentation:style-name="Mpr32" draw:text-style-name="MP2" draw:layer="backgroundobjects" svg:width="6.523cm" svg:height="1.085cm" svg:x="1.4cm" svg:y="14.348cm" presentation:class="date-time">
        <draw:text-box>
          <text:p text:style-name="MP1"><text:span text:style-name="MT1"><presentation:date-time/></text:span></text:p>
        </draw:text-box>
      </draw:frame>
      <draw:frame presentation:style-name="Mpr32" draw:text-style-name="MP30" draw:layer="backgroundobjects" svg:width="8.875cm" svg:height="1.085cm" svg:x="9.576cm" svg:y="14.348cm" presentation:class="footer">
        <draw:text-box>
          <text:p text:style-name="MP29"><text:span text:style-name="MT1"><presentation:footer/></text:span></text:p>
        </draw:text-box>
      </draw:frame>
      <draw:frame presentation:style-name="Mpr32"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NA" style:page-layout-name="PM1" draw:style-name="Mdp2">
      <draw:frame presentation:style-name="DNA-title" draw:layer="backgroundobjects" svg:width="22.5cm" svg:height="2.6cm" svg:x="4.5cm" svg:y="0.6cm" presentation:class="title" presentation:placeholder="true">
        <draw:text-box/>
      </draw:frame>
      <draw:frame draw:style-name="Mgr36" draw:text-style-name="MP31" draw:layer="backgroundobjects" svg:width="22.5cm" svg:height="9.134cm" svg:x="4.5cm" svg:y="3.8cm">
        <draw:text-box>
          <text:p/>
        </draw:text-box>
      </draw:frame>
      <draw:frame presentation:style-name="Mpr35" draw:text-style-name="MP2" draw:layer="backgroundobjects" svg:width="6.523cm" svg:height="1.085cm" svg:x="4.4cm" svg:y="14.347cm" presentation:class="date-time">
        <draw:text-box>
          <text:p text:style-name="MP1"><text:span text:style-name="MT5"><presentation:date-time/></text:span></text:p>
        </draw:text-box>
      </draw:frame>
      <draw:frame presentation:style-name="Mpr35" draw:text-style-name="MP30" draw:layer="backgroundobjects" svg:width="8.875cm" svg:height="1.085cm" svg:x="11.075cm" svg:y="14.347cm" presentation:class="footer">
        <draw:text-box>
          <text:p text:style-name="MP3"><text:span text:style-name="MT5"><presentation:footer/></text:span></text:p>
        </draw:text-box>
      </draw:frame>
      <draw:frame presentation:style-name="Mpr35" draw:text-style-name="MP4" draw:layer="backgroundobjects" svg:width="6.523cm" svg:height="1.085cm" svg:x="20.075cm" svg:y="14.347cm" presentation:class="page-number">
        <draw:text-box>
          <text:p text:style-name="MP3"><text:span text:style-name="MT5"><text:page-number>&lt;numéro&gt;</text:page-number></text:span></text:p>
        </draw:text-box>
      </draw:frame>
      <draw:connector draw:style-name="Mgr37" draw:text-style-name="MP16" draw:layer="backgroundobjects" draw:type="lines" svg:x1="1.5cm" svg:y1="0.851cm" svg:x2="3.5cm" svg:y2="0.851cm" draw:start-shape="id1" draw:start-glue-point="10" draw:end-shape="id2" draw:end-glue-point="6" svg:d="M1500 851h252 1497 251" svg:viewBox="0 0 2001 1">
        <text:p/>
      </draw:connector>
      <draw:connector draw:style-name="Mgr37" draw:text-style-name="MP16" draw:layer="backgroundobjects" draw:type="lines" svg:x1="2cm" svg:y1="1.351cm" svg:x2="3cm" svg:y2="1.351cm" draw:start-shape="id3" draw:start-glue-point="10" draw:end-shape="id4" draw:end-glue-point="6" svg:d="M2000 1351h252 497 251" svg:viewBox="0 0 1001 1">
        <text:p/>
      </draw:connector>
      <draw:connector draw:style-name="Mgr37" draw:text-style-name="MP16" draw:layer="backgroundobjects" draw:type="lines" svg:x1="2.4cm" svg:y1="1.951cm" svg:x2="2.6cm" svg:y2="1.951cm" draw:start-shape="id5" draw:start-glue-point="10" draw:end-shape="id6" draw:end-glue-point="6" svg:d="M2400 1951h252-303 251" svg:viewBox="0 0 304 1">
        <text:p/>
      </draw:connector>
      <draw:connector draw:style-name="Mgr37" draw:text-style-name="MP16" draw:layer="backgroundobjects" draw:type="lines" svg:x1="2cm" svg:y1="0.351cm" svg:x2="3cm" svg:y2="0.351cm" draw:start-shape="id7" draw:start-glue-point="10" draw:end-shape="id8" draw:end-glue-point="6" svg:d="M2000 351h252 497 251" svg:viewBox="0 0 1001 1">
        <text:p/>
      </draw:connector>
      <draw:connector draw:style-name="Mgr37" draw:text-style-name="MP16" draw:layer="backgroundobjects" draw:type="lines" svg:x1="2.4cm" svg:y1="2.651cm" svg:x2="2.6cm" svg:y2="2.651cm" draw:start-shape="id9" draw:start-glue-point="10" draw:end-shape="id10" draw:end-glue-point="6" svg:d="M2400 2651h252-303 251" svg:viewBox="0 0 304 1">
        <text:p/>
      </draw:connector>
      <draw:connector draw:style-name="Mgr37" draw:text-style-name="MP16" draw:layer="backgroundobjects" draw:type="lines" svg:x1="3.5cm" svg:y1="3.751cm" svg:x2="1.5cm" svg:y2="3.751cm" draw:start-shape="id11" draw:start-glue-point="10" draw:end-shape="id12" draw:end-glue-point="6" svg:d="M3500 3751h-252-1497-251" svg:viewBox="0 0 2001 1">
        <text:p/>
      </draw:connector>
      <draw:connector draw:style-name="Mgr37" draw:text-style-name="MP16" draw:layer="backgroundobjects" draw:type="lines" svg:x1="3cm" svg:y1="3.251cm" svg:x2="2cm" svg:y2="3.251cm" draw:start-shape="id13" draw:start-glue-point="10" draw:end-shape="id14" draw:end-glue-point="6" svg:d="M3000 3251h-252-497-251" svg:viewBox="0 0 1001 1">
        <text:p/>
      </draw:connector>
      <draw:connector draw:style-name="Mgr37" draw:text-style-name="MP16" draw:layer="backgroundobjects" draw:type="lines" svg:x1="3cm" svg:y1="4.251cm" svg:x2="2cm" svg:y2="4.251cm" draw:start-shape="id15" draw:start-glue-point="10" draw:end-shape="id16" draw:end-glue-point="6" svg:d="M3000 4251h-252-497-251" svg:viewBox="0 0 1001 1">
        <text:p/>
      </draw:connector>
      <draw:connector draw:style-name="Mgr37" draw:text-style-name="MP16" draw:layer="backgroundobjects" draw:type="lines" svg:x1="2.6cm" svg:y1="4.851cm" svg:x2="2.4cm" svg:y2="4.851cm" draw:start-shape="id17" draw:start-glue-point="10" draw:end-shape="id18" draw:end-glue-point="6" svg:d="M2600 4851h-252 303-251" svg:viewBox="0 0 304 1">
        <text:p/>
      </draw:connector>
      <draw:connector draw:style-name="Mgr37" draw:text-style-name="MP16" draw:layer="backgroundobjects" draw:type="lines" svg:x1="2.6cm" svg:y1="5.551cm" svg:x2="2.4cm" svg:y2="5.551cm" draw:start-shape="id19" draw:start-glue-point="10" draw:end-shape="id20" draw:end-glue-point="6" svg:d="M2600 5551h-252 303-251" svg:viewBox="0 0 304 1">
        <text:p/>
      </draw:connector>
      <draw:connector draw:style-name="Mgr37" draw:text-style-name="MP16" draw:layer="backgroundobjects" draw:type="lines" svg:x1="1.5cm" svg:y1="6.651cm" svg:x2="3.5cm" svg:y2="6.651cm" draw:start-shape="id21" draw:start-glue-point="10" draw:end-shape="id22" draw:end-glue-point="6" svg:d="M1500 6651h252 1497 251" svg:viewBox="0 0 2001 1">
        <text:p/>
      </draw:connector>
      <draw:connector draw:style-name="Mgr37" draw:text-style-name="MP16" draw:layer="backgroundobjects" draw:type="lines" svg:x1="2cm" svg:y1="6.151cm" svg:x2="3cm" svg:y2="6.151cm" draw:start-shape="id23" draw:start-glue-point="10" draw:end-shape="id24" draw:end-glue-point="6" svg:d="M2000 6151h252 497 251" svg:viewBox="0 0 1001 1">
        <text:p/>
      </draw:connector>
      <draw:connector draw:style-name="Mgr37" draw:text-style-name="MP16" draw:layer="backgroundobjects" draw:type="lines" svg:x1="2cm" svg:y1="7.177cm" svg:x2="3cm" svg:y2="7.177cm" draw:start-shape="id25" draw:start-glue-point="10" draw:end-shape="id26" draw:end-glue-point="6" svg:d="M2000 7177h252 497 251" svg:viewBox="0 0 1001 1">
        <text:p/>
      </draw:connector>
      <draw:connector draw:style-name="Mgr37" draw:text-style-name="MP16" draw:layer="backgroundobjects" draw:type="lines" svg:x1="2.4cm" svg:y1="7.777cm" svg:x2="2.6cm" svg:y2="7.777cm" draw:start-shape="id27" draw:start-glue-point="10" draw:end-shape="id28" draw:end-glue-point="6" svg:d="M2400 7777h252-303 251" svg:viewBox="0 0 304 1">
        <text:p/>
      </draw:connector>
      <draw:connector draw:style-name="Mgr37" draw:text-style-name="MP16" draw:layer="backgroundobjects" draw:type="lines" svg:x1="2.4cm" svg:y1="8.477cm" svg:x2="2.6cm" svg:y2="8.477cm" draw:start-shape="id29" draw:start-glue-point="10" draw:end-shape="id30" draw:end-glue-point="6" svg:d="M2400 8477h252-303 251" svg:viewBox="0 0 304 1">
        <text:p/>
      </draw:connector>
      <draw:connector draw:style-name="Mgr37" draw:text-style-name="MP16" draw:layer="backgroundobjects" draw:type="lines" svg:x1="3.5cm" svg:y1="9.577cm" svg:x2="1.5cm" svg:y2="9.577cm" draw:start-shape="id31" draw:start-glue-point="10" draw:end-shape="id32" draw:end-glue-point="6" svg:d="M3500 9577h-252-1497-251" svg:viewBox="0 0 2001 1">
        <text:p/>
      </draw:connector>
      <draw:connector draw:style-name="Mgr37" draw:text-style-name="MP16" draw:layer="backgroundobjects" draw:type="lines" svg:x1="3.052cm" svg:y1="9.077cm" svg:x2="2.052cm" svg:y2="9.077cm" draw:start-shape="id33" draw:start-glue-point="10" draw:end-shape="id34" draw:end-glue-point="6" svg:d="M3052 9077h-252-497-251" svg:viewBox="0 0 1001 1">
        <text:p/>
      </draw:connector>
      <draw:connector draw:style-name="Mgr37" draw:text-style-name="MP16" draw:layer="backgroundobjects" draw:type="lines" svg:x1="3.026cm" svg:y1="10.102cm" svg:x2="2.026cm" svg:y2="10.102cm" draw:start-shape="id35" draw:start-glue-point="10" draw:end-shape="id36" draw:end-glue-point="6" svg:d="M3026 10102h-252-497-251" svg:viewBox="0 0 1001 1">
        <text:p/>
      </draw:connector>
      <draw:connector draw:style-name="Mgr37" draw:text-style-name="MP16" draw:layer="backgroundobjects" draw:type="lines" svg:x1="2.626cm" svg:y1="10.702cm" svg:x2="2.426cm" svg:y2="10.702cm" draw:start-shape="id37" draw:start-glue-point="10" draw:end-shape="id38" draw:end-glue-point="6" svg:d="M2626 10702h-252 303-251" svg:viewBox="0 0 304 1">
        <text:p/>
      </draw:connector>
      <draw:connector draw:style-name="Mgr37" draw:text-style-name="MP16" draw:layer="backgroundobjects" draw:type="lines" svg:x1="2.626cm" svg:y1="11.402cm" svg:x2="2.426cm" svg:y2="11.402cm" draw:start-shape="id39" draw:start-glue-point="10" draw:end-shape="id40" draw:end-glue-point="6" svg:d="M2626 11402h-252 303-251" svg:viewBox="0 0 304 1">
        <text:p/>
      </draw:connector>
      <draw:connector draw:style-name="Mgr37" draw:text-style-name="MP16" draw:layer="backgroundobjects" draw:type="lines" svg:x1="1.526cm" svg:y1="12.502cm" svg:x2="3.526cm" svg:y2="12.502cm" draw:start-shape="id41" draw:start-glue-point="10" draw:end-shape="id42" draw:end-glue-point="6" svg:d="M1526 12502h252 1497 251" svg:viewBox="0 0 2001 1">
        <text:p/>
      </draw:connector>
      <draw:connector draw:style-name="Mgr37" draw:text-style-name="MP16" draw:layer="backgroundobjects" draw:type="lines" svg:x1="2.026cm" svg:y1="12.002cm" svg:x2="3.026cm" svg:y2="12.002cm" draw:start-shape="id43" draw:start-glue-point="10" draw:end-shape="id44" draw:end-glue-point="6" svg:d="M2026 12002h252 497 251" svg:viewBox="0 0 1001 1">
        <text:p/>
      </draw:connector>
      <draw:connector draw:style-name="Mgr37" draw:text-style-name="MP16" draw:layer="backgroundobjects" draw:type="lines" svg:x1="2.026cm" svg:y1="13.002cm" svg:x2="3.026cm" svg:y2="13.002cm" draw:start-shape="id45" draw:start-glue-point="10" draw:end-shape="id46" draw:end-glue-point="6" svg:d="M2026 13002h252 497 251" svg:viewBox="0 0 1001 1">
        <text:p/>
      </draw:connector>
      <draw:connector draw:style-name="Mgr37" draw:text-style-name="MP16" draw:layer="backgroundobjects" draw:type="lines" svg:x1="2.426cm" svg:y1="13.602cm" svg:x2="2.626cm" svg:y2="13.602cm" draw:start-shape="id47" draw:start-glue-point="10" draw:end-shape="id48" draw:end-glue-point="6" svg:d="M2426 13602h252-303 251" svg:viewBox="0 0 304 1">
        <text:p/>
      </draw:connector>
      <draw:connector draw:style-name="Mgr37" draw:text-style-name="MP16" draw:layer="backgroundobjects" draw:type="lines" svg:x1="2.426cm" svg:y1="14.302cm" svg:x2="2.626cm" svg:y2="14.302cm" draw:start-shape="id49" draw:start-glue-point="10" draw:end-shape="id50" draw:end-glue-point="6" svg:d="M2426 14302h252-303 251" svg:viewBox="0 0 304 1">
        <text:p/>
      </draw:connector>
      <draw:connector draw:style-name="Mgr37" draw:text-style-name="MP16" draw:layer="backgroundobjects" draw:type="lines" svg:x1="3.526cm" svg:y1="15.402cm" svg:x2="1.526cm" svg:y2="15.402cm" draw:start-shape="id51" draw:start-glue-point="10" draw:end-shape="id52" draw:end-glue-point="6" svg:d="M3526 15402h-252-1497-251" svg:viewBox="0 0 2001 1">
        <text:p/>
      </draw:connector>
      <draw:connector draw:style-name="Mgr37" draw:text-style-name="MP16" draw:layer="backgroundobjects" draw:type="lines" svg:x1="3.026cm" svg:y1="14.902cm" svg:x2="2.026cm" svg:y2="14.902cm" draw:start-shape="id53" draw:start-glue-point="10" draw:end-shape="id54" draw:end-glue-point="6" svg:d="M3026 14902h-252-497-251" svg:viewBox="0 0 1001 1">
        <text:p/>
      </draw:connector>
      <draw:custom-shape draw:style-name="Mgr38" draw:text-style-name="MP1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38" draw:text-style-name="MP1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presentation:style-name="DNA-outline1" draw:layer="backgroundobjects" svg:width="25.199cm" svg:height="9.134cm" svg:x="1.4cm" svg:y="3.685cm" presentation:class="outline" presentation:placeholder="true">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2-12-19T13:55:35.487604834</meta:creation-date>
    <meta:editing-duration>PT20M17S</meta:editing-duration>
    <meta:editing-cycles>5</meta:editing-cycles>
    <dc:date>2022-12-20T13:53:11.901509131</dc:date>
    <meta:document-statistic meta:object-count="396"/>
  </office:meta>
</office:document-meta>
</file>